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Biencarlo C.</text:p>
          </table:table-cell>
          <table:table-cell office:value-type="string">
            <text:p>Abri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biencarlo.abri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Fredrickson C.</text:p>
          </table:table-cell>
          <table:table-cell office:value-type="string">
            <text:p>Acord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fredrickson.acord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ufred Louie J.</text:p>
          </table:table-cell>
          <table:table-cell office:value-type="string">
            <text:p>Ada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lufred.ada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n Ryan B.</text:p>
          </table:table-cell>
          <table:table-cell office:value-type="string">
            <text:p>Adenit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nryan.adenit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Ysac Blu L.</text:p>
          </table:table-cell>
          <table:table-cell office:value-type="string">
            <text:p>Advincu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ysac.advincu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dprince M.</text:p>
          </table:table-cell>
          <table:table-cell office:value-type="string">
            <text:p>Afabl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odprince.afabl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zequiel L.</text:p>
          </table:table-cell>
          <table:table-cell office:value-type="string">
            <text:p>Agust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ezequiel.agust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Yumiko R.</text:p>
          </table:table-cell>
          <table:table-cell office:value-type="string">
            <text:p>Aizaw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yumiko.aizaw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les Adrian G.</text:p>
          </table:table-cell>
          <table:table-cell office:value-type="string">
            <text:p>Alav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harles.alav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neas Hughie T.</text:p>
          </table:table-cell>
          <table:table-cell office:value-type="string">
            <text:p>Alay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eneas.alay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llien Jhoen E.</text:p>
          </table:table-cell>
          <table:table-cell office:value-type="string">
            <text:p>Alb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ullien.alb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les Yestin B.</text:p>
          </table:table-cell>
          <table:table-cell office:value-type="string">
            <text:p>Aldav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harles.aldav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Lorenz M.</text:p>
          </table:table-cell>
          <table:table-cell office:value-type="string">
            <text:p>Alejandri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mark.alejandri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hun Huxly M.</text:p>
          </table:table-cell>
          <table:table-cell office:value-type="string">
            <text:p>Alfan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hun.alfan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rent Joshua A.</text:p>
          </table:table-cell>
          <table:table-cell office:value-type="string">
            <text:p>Alim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brent.alim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Cedrick P.</text:p>
          </table:table-cell>
          <table:table-cell office:value-type="string">
            <text:p>Alingod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alingod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Urich Allen R.</text:p>
          </table:table-cell>
          <table:table-cell office:value-type="string">
            <text:p>Amo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urich.amo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sh Nikolai T.</text:p>
          </table:table-cell>
          <table:table-cell office:value-type="string">
            <text:p>Ampar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sh.ampar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radley Martin E.</text:p>
          </table:table-cell>
          <table:table-cell office:value-type="string">
            <text:p>Andr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bradley.andr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j D.</text:p>
          </table:table-cell>
          <table:table-cell office:value-type="string">
            <text:p>Andr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j.andr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dre Anthony L.</text:p>
          </table:table-cell>
          <table:table-cell office:value-type="string">
            <text:p>Anicie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ndre.anicie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odwyn A.</text:p>
          </table:table-cell>
          <table:table-cell office:value-type="string">
            <text:p>Aqui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godwyn.aqui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les Elijah C.</text:p>
          </table:table-cell>
          <table:table-cell office:value-type="string">
            <text:p>Arag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charles.arag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stin Louie V.</text:p>
          </table:table-cell>
          <table:table-cell office:value-type="string">
            <text:p>Arangor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ustin.arangor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yoichi  .</text:p>
          </table:table-cell>
          <table:table-cell office:value-type="string">
            <text:p>Arisg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yoichi.arisg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d Gabriel A.</text:p>
          </table:table-cell>
          <table:table-cell office:value-type="string">
            <text:p>Ariza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had.ariza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Paul G.</text:p>
          </table:table-cell>
          <table:table-cell office:value-type="string">
            <text:p>Austri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austri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ssel C.</text:p>
          </table:table-cell>
          <table:table-cell office:value-type="string">
            <text:p>Aycar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ssel.aycar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yven A.</text:p>
          </table:table-cell>
          <table:table-cell office:value-type="string">
            <text:p>Baltaza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ayven.baltaza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ichmond A.</text:p>
          </table:table-cell>
          <table:table-cell office:value-type="string">
            <text:p>Baltaza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ichmond.baltaza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edric O.</text:p>
          </table:table-cell>
          <table:table-cell office:value-type="string">
            <text:p>Bandon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cedric.bandon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tienne V.</text:p>
          </table:table-cell>
          <table:table-cell office:value-type="string">
            <text:p>Banqui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etienne.banqui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nathan F.</text:p>
          </table:table-cell>
          <table:table-cell office:value-type="string">
            <text:p>Baro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onathan.baro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hoana Decarla C.</text:p>
          </table:table-cell>
          <table:table-cell office:value-type="string">
            <text:p>Barramed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hoana.barramed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bby Rein P.</text:p>
          </table:table-cell>
          <table:table-cell office:value-type="string">
            <text:p>Barr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bby.barr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ris Elaine S.</text:p>
          </table:table-cell>
          <table:table-cell office:value-type="string">
            <text:p>Bautis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ris.bautis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abriel G.</text:p>
          </table:table-cell>
          <table:table-cell office:value-type="string">
            <text:p>Bele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gabriel.bele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n Angelo</text:p>
          </table:table-cell>
          <table:table-cell office:value-type="string">
            <text:p>Bendicio</text:p>
          </table:table-cell>
          <table:table-cell office:value-type="string">
            <text:p>20-14143-625</text:p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on.bendic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ean Christian P.</text:p>
          </table:table-cell>
          <table:table-cell office:value-type="string">
            <text:p>Bernan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ean.bernan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Rafael G.</text:p>
          </table:table-cell>
          <table:table-cell office:value-type="string">
            <text:p>Bernar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2.bernar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uis Joshua D.</text:p>
          </table:table-cell>
          <table:table-cell office:value-type="string">
            <text:p>Bulata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uis.bulata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Faye Camille</text:p>
          </table:table-cell>
          <table:table-cell office:value-type="string">
            <text:p>Buri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faye.buri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n Zailey F.</text:p>
          </table:table-cell>
          <table:table-cell office:value-type="string">
            <text:p>Butal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n.butal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les Gabriel O.</text:p>
          </table:table-cell>
          <table:table-cell office:value-type="string">
            <text:p>Cabahu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charles.cabahu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ma M.</text:p>
          </table:table-cell>
          <table:table-cell office:value-type="string">
            <text:p>Caball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ma.caball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an Lloyd A.</text:p>
          </table:table-cell>
          <table:table-cell office:value-type="string">
            <text:p>Cabanil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dan.cabanil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rica Mae L.</text:p>
          </table:table-cell>
          <table:table-cell office:value-type="string">
            <text:p>Cabrer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erica.cabrer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ean Jesse L.</text:p>
          </table:table-cell>
          <table:table-cell office:value-type="string">
            <text:p>Cabuntoc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ean.cabuntoc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Lee Aeolus F.</text:p>
          </table:table-cell>
          <table:table-cell office:value-type="string">
            <text:p>Cad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cad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rince Ken Xin  .</text:p>
          </table:table-cell>
          <table:table-cell office:value-type="string">
            <text:p>Calimlim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prince.calimlim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Vince D.</text:p>
          </table:table-cell>
          <table:table-cell office:value-type="string">
            <text:p>Camp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vince.camp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handy Blue P.</text:p>
          </table:table-cell>
          <table:table-cell office:value-type="string">
            <text:p>Canari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handy.canari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shlee Jonas A.</text:p>
          </table:table-cell>
          <table:table-cell office:value-type="string">
            <text:p>Canl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shlee.canl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erissa B.</text:p>
          </table:table-cell>
          <table:table-cell office:value-type="string">
            <text:p>Capi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erissa.capi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uis Alessandro Q.</text:p>
          </table:table-cell>
          <table:table-cell office:value-type="string">
            <text:p>Carrill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luis.carrill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Erwin Derk M.</text:p>
          </table:table-cell>
          <table:table-cell office:value-type="string">
            <text:p>Casil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casil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Rendell  .</text:p>
          </table:table-cell>
          <table:table-cell office:value-type="string">
            <text:p>Catuiza</text:p>
          </table:table-cell>
          <table:table-cell office:value-type="string">
            <text:p>22-14275-787</text:p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catuiz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ul Adrian V.</text:p>
          </table:table-cell>
          <table:table-cell office:value-type="string">
            <text:p>Cay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paul.cay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icole Kathleen R.</text:p>
          </table:table-cell>
          <table:table-cell office:value-type="string">
            <text:p>Cervant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icole.cervant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ynaldo E.</text:p>
          </table:table-cell>
          <table:table-cell office:value-type="string">
            <text:p>Ciriaco Jr.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eynaldo.ciriacoj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lint Yvan M.</text:p>
          </table:table-cell>
          <table:table-cell office:value-type="string">
            <text:p>Cond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clint.cond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'mel R.</text:p>
          </table:table-cell>
          <table:table-cell office:value-type="string">
            <text:p>Cont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g'mel.cont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olo V.</text:p>
          </table:table-cell>
          <table:table-cell office:value-type="string">
            <text:p>Cordol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paolo.cordol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ome T.</text:p>
          </table:table-cell>
          <table:table-cell office:value-type="string">
            <text:p>Cordov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rome.cordov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ckylla Jyriel P.</text:p>
          </table:table-cell>
          <table:table-cell office:value-type="string">
            <text:p>Coron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ickylla.coron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vonnie Loi P.</text:p>
          </table:table-cell>
          <table:table-cell office:value-type="string">
            <text:p>Corp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rvonnie.corp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dilber P.</text:p>
          </table:table-cell>
          <table:table-cell office:value-type="string">
            <text:p>Corp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jodilber.corp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hanze Cedric B.</text:p>
          </table:table-cell>
          <table:table-cell office:value-type="string">
            <text:p>Cort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hanze.cort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Faith Nicole A.</text:p>
          </table:table-cell>
          <table:table-cell office:value-type="string">
            <text:p>Cr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faith.cr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inz Lloyd C.</text:p>
          </table:table-cell>
          <table:table-cell office:value-type="string">
            <text:p>Cubi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einzlloyd.cubi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Venus Ruselle B.</text:p>
          </table:table-cell>
          <table:table-cell office:value-type="string">
            <text:p>Daanoy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venus.daanoy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Ira Jade B.</text:p>
          </table:table-cell>
          <table:table-cell office:value-type="string">
            <text:p>Dahoy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ira.dahoy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n Jansen P.</text:p>
          </table:table-cell>
          <table:table-cell office:value-type="string">
            <text:p>Dalid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n.dalid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uline Nicole L.</text:p>
          </table:table-cell>
          <table:table-cell office:value-type="string">
            <text:p>Dancal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pauline.dancal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vie L.</text:p>
          </table:table-cell>
          <table:table-cell office:value-type="string">
            <text:p>Dand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lvie.dand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x Harvey L.</text:p>
          </table:table-cell>
          <table:table-cell office:value-type="string">
            <text:p>Dangil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rex.dangil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athrine Anne M.</text:p>
          </table:table-cell>
          <table:table-cell office:value-type="string">
            <text:p>Dat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kathrine.dat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li Emmanuel Y.</text:p>
          </table:table-cell>
          <table:table-cell office:value-type="string">
            <text:p>David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eli.david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ul Anthony S.</text:p>
          </table:table-cell>
          <table:table-cell office:value-type="string">
            <text:p>David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igital Animation</text:p>
          </table:table-cell>
          <table:table-cell office:value-type="string">
            <text:p>paul.david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William James U.</text:p>
          </table:table-cell>
          <table:table-cell office:value-type="string">
            <text:p>De Guzm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william.deguzm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drei L.</text:p>
          </table:table-cell>
          <table:table-cell office:value-type="string">
            <text:p>De Le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ndrei.dele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rlyn Queen V.</text:p>
          </table:table-cell>
          <table:table-cell office:value-type="string">
            <text:p>De Le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erlyn.dele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die Ann Y.</text:p>
          </table:table-cell>
          <table:table-cell office:value-type="string">
            <text:p>Del Rosar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odie.delrosar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aronne Christian E.</text:p>
          </table:table-cell>
          <table:table-cell office:value-type="string">
            <text:p>Dela Cr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aronne.delacr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altazar Ii S.</text:p>
          </table:table-cell>
          <table:table-cell office:value-type="string">
            <text:p>Dela Cr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baltazarii.delacr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een Einreb M.</text:p>
          </table:table-cell>
          <table:table-cell office:value-type="string">
            <text:p>Dela Cr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deen.delacr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rystel Ann S.</text:p>
          </table:table-cell>
          <table:table-cell office:value-type="string">
            <text:p>Delic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krystel.delic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eter John E.</text:p>
          </table:table-cell>
          <table:table-cell office:value-type="string">
            <text:p>Delos Rey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peter.delosrey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len Chris Rey C.</text:p>
          </table:table-cell>
          <table:table-cell office:value-type="string">
            <text:p>Delos Sant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allenchris.delossant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haun Kelly Richter J.</text:p>
          </table:table-cell>
          <table:table-cell office:value-type="string">
            <text:p>Diasan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haun.diasan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rick Jed O.</text:p>
          </table:table-cell>
          <table:table-cell office:value-type="string">
            <text:p>Dia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erick.dia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Carl G.</text:p>
          </table:table-cell>
          <table:table-cell office:value-type="string">
            <text:p>Dieparen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dieparen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athanael Kean  .</text:p>
          </table:table-cell>
          <table:table-cell office:value-type="string">
            <text:p>Dimasacat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athanael.dimasacat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Ivan B.</text:p>
          </table:table-cell>
          <table:table-cell office:value-type="string">
            <text:p>Dimayug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dimayug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errick Francis R.</text:p>
          </table:table-cell>
          <table:table-cell office:value-type="string">
            <text:p>Dipo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derrick.dipo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an Angelo G.</text:p>
          </table:table-cell>
          <table:table-cell office:value-type="string">
            <text:p>Diz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uan.diz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hon Gerson  .</text:p>
          </table:table-cell>
          <table:table-cell office:value-type="string">
            <text:p>Domin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hon.domin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urt Angelo  .</text:p>
          </table:table-cell>
          <table:table-cell office:value-type="string">
            <text:p>Domin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kurt.domin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e S.</text:p>
          </table:table-cell>
          <table:table-cell office:value-type="string">
            <text:p>Domingu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e.domingu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hea Francesca F.</text:p>
          </table:table-cell>
          <table:table-cell office:value-type="string">
            <text:p>Domingu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thea.domingu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oris Gamaliel D.</text:p>
          </table:table-cell>
          <table:table-cell office:value-type="string">
            <text:p>Duqu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boris.duqu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ime Iii D.</text:p>
          </table:table-cell>
          <table:table-cell office:value-type="string">
            <text:p>Dy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aime.dy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aymond T.</text:p>
          </table:table-cell>
          <table:table-cell office:value-type="string">
            <text:p>Eclar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aymond.eclar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arl Denver M.</text:p>
          </table:table-cell>
          <table:table-cell office:value-type="string">
            <text:p>Ena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arl.ena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enneth Bryan G.</text:p>
          </table:table-cell>
          <table:table-cell office:value-type="string">
            <text:p>Esca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kenneth.esca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ren John D.</text:p>
          </table:table-cell>
          <table:table-cell office:value-type="string">
            <text:p>Esoe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ren.esoe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drei Josh A.</text:p>
          </table:table-cell>
          <table:table-cell office:value-type="string">
            <text:p>Espano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ndrei.espano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Franc Peter Joshias B.</text:p>
          </table:table-cell>
          <table:table-cell office:value-type="string">
            <text:p>Estrab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franc.estrab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awrence M.</text:p>
          </table:table-cell>
          <table:table-cell office:value-type="string">
            <text:p>Evangelis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awrence.evangelis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oriel Omar R.</text:p>
          </table:table-cell>
          <table:table-cell office:value-type="string">
            <text:p>Fabel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noriel.fabel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c S.</text:p>
          </table:table-cell>
          <table:table-cell office:value-type="string">
            <text:p>Falconit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c.falconit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elan Moses C.</text:p>
          </table:table-cell>
          <table:table-cell office:value-type="string">
            <text:p>Falsar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gelan.falsar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on Miguel T.</text:p>
          </table:table-cell>
          <table:table-cell office:value-type="string">
            <text:p>Ferani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son.ferani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arl Joseph R.</text:p>
          </table:table-cell>
          <table:table-cell office:value-type="string">
            <text:p>Fernand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arl.fernand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chael Angelo P.</text:p>
          </table:table-cell>
          <table:table-cell office:value-type="string">
            <text:p>Fernand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ichael.fernand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ens Gabriell M.</text:p>
          </table:table-cell>
          <table:table-cell office:value-type="string">
            <text:p>Ferre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bens.ferre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driel Cedrick B.</text:p>
          </table:table-cell>
          <table:table-cell office:value-type="string">
            <text:p>Floran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driel.floran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ristal Ann Dyan M.</text:p>
          </table:table-cell>
          <table:table-cell office:value-type="string">
            <text:p>Fri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ristal.fri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egan Rose M.</text:p>
          </table:table-cell>
          <table:table-cell office:value-type="string">
            <text:p>Gabuy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egan.gabuy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honlloyd B.</text:p>
          </table:table-cell>
          <table:table-cell office:value-type="string">
            <text:p>Gacos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honlloyd.gacos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urt Russel  .</text:p>
          </table:table-cell>
          <table:table-cell office:value-type="string">
            <text:p>Galan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urt.galan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vin John Vhenjoe S.</text:p>
          </table:table-cell>
          <table:table-cell office:value-type="string">
            <text:p>Gal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arvin.gal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lyn C.</text:p>
          </table:table-cell>
          <table:table-cell office:value-type="string">
            <text:p>Gemini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erlyn.gemini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Christian M.</text:p>
          </table:table-cell>
          <table:table-cell office:value-type="string">
            <text:p>Geronim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rk.geronim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nnilo L.</text:p>
          </table:table-cell>
          <table:table-cell office:value-type="string">
            <text:p>Gers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nnilo.gers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yal Jones Q.</text:p>
          </table:table-cell>
          <table:table-cell office:value-type="string">
            <text:p>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oyal.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yssa Grace E.</text:p>
          </table:table-cell>
          <table:table-cell office:value-type="string">
            <text:p>Goc-on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lyssa.goc-on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thea Bianca G.</text:p>
          </table:table-cell>
          <table:table-cell office:value-type="string">
            <text:p>Gonzal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lthea.gonzal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Victor H.</text:p>
          </table:table-cell>
          <table:table-cell office:value-type="string">
            <text:p>Gonzal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ohn.gonzal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tephen Abraham O.</text:p>
          </table:table-cell>
          <table:table-cell office:value-type="string">
            <text:p>Gonzal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tephen.gonzal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chaela</text:p>
          </table:table-cell>
          <table:table-cell office:value-type="string">
            <text:p>Guardiar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ichaela.guardiar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hayne Marie F.</text:p>
          </table:table-cell>
          <table:table-cell office:value-type="string">
            <text:p>Gulmay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hayne.gulmay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nfrey Ivan L.</text:p>
          </table:table-cell>
          <table:table-cell office:value-type="string">
            <text:p>Gumag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nfrey.gumag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y Rose N.</text:p>
          </table:table-cell>
          <table:table-cell office:value-type="string">
            <text:p>Hagle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ry.hagle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hur Brianne A.</text:p>
          </table:table-cell>
          <table:table-cell office:value-type="string">
            <text:p>Hamd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hur.hamd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gelo Robee M.</text:p>
          </table:table-cell>
          <table:table-cell office:value-type="string">
            <text:p>Herr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ngelo.herr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y O.</text:p>
          </table:table-cell>
          <table:table-cell office:value-type="string">
            <text:p>Huer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y.huer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ian Karlo  .</text:p>
          </table:table-cell>
          <table:table-cell office:value-type="string">
            <text:p>Igay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gian.igay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erry D.</text:p>
          </table:table-cell>
          <table:table-cell office:value-type="string">
            <text:p>Ignac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gerry.ignac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nella</text:p>
          </table:table-cell>
          <table:table-cell office:value-type="string">
            <text:p>Jaz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junella.jaz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ico</text:p>
          </table:table-cell>
          <table:table-cell office:value-type="string">
            <text:p>Jimen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rico.jimen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ydney D.</text:p>
          </table:table-cell>
          <table:table-cell office:value-type="string">
            <text:p>Jimen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ydney.jimen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lbert Von S.</text:p>
          </table:table-cell>
          <table:table-cell office:value-type="string">
            <text:p>Jintal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elbert.jintal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awrence Ave L.</text:p>
          </table:table-cell>
          <table:table-cell office:value-type="string">
            <text:p>Jove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awrence.jove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yriljosh Roberto A.</text:p>
          </table:table-cell>
          <table:table-cell office:value-type="string">
            <text:p>Ju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cyriljosh.ju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lfred Elpo S.</text:p>
          </table:table-cell>
          <table:table-cell office:value-type="string">
            <text:p>Lacanlal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elfred.lacanlal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hoanna May P.</text:p>
          </table:table-cell>
          <table:table-cell office:value-type="string">
            <text:p>Lacor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hoanna.lacor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exandra A.</text:p>
          </table:table-cell>
          <table:table-cell office:value-type="string">
            <text:p>Lacs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lexandra.lacs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rince Ace King G.</text:p>
          </table:table-cell>
          <table:table-cell office:value-type="string">
            <text:p>Lagasc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prince.lagasc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son Elijah P.</text:p>
          </table:table-cell>
          <table:table-cell office:value-type="string">
            <text:p>Lahoylahoy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son.lahoylahoy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risha Ellaine F.</text:p>
          </table:table-cell>
          <table:table-cell office:value-type="string">
            <text:p>Lamos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trisha.lamos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nny Joy L.</text:p>
          </table:table-cell>
          <table:table-cell office:value-type="string">
            <text:p>Lant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nny.lant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enise R.</text:p>
          </table:table-cell>
          <table:table-cell office:value-type="string">
            <text:p>Laps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denise.laps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y Cedric D.</text:p>
          </table:table-cell>
          <table:table-cell office:value-type="string">
            <text:p>Lapu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y.lapu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loyd M.</text:p>
          </table:table-cell>
          <table:table-cell office:value-type="string">
            <text:p>Lauz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lloyd.lauz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eishia T.</text:p>
          </table:table-cell>
          <table:table-cell office:value-type="string">
            <text:p>Lavar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keishia.lavar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lan L.</text:p>
          </table:table-cell>
          <table:table-cell office:value-type="string">
            <text:p>Laxama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rolan.laxama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cques Jesreel V.</text:p>
          </table:table-cell>
          <table:table-cell office:value-type="string">
            <text:p>Leono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rcquesjesreel.leono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fonso Emmanuel L.</text:p>
          </table:table-cell>
          <table:table-cell office:value-type="string">
            <text:p>Lim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lfonso.lim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Ernest L.</text:p>
          </table:table-cell>
          <table:table-cell office:value-type="string">
            <text:p>Lim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lim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mel M.</text:p>
          </table:table-cell>
          <table:table-cell office:value-type="string">
            <text:p>Limjuc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mel.limjuc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evin Ros M.</text:p>
          </table:table-cell>
          <table:table-cell office:value-type="string">
            <text:p>Lisbo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kevin.lisbo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stine L.</text:p>
          </table:table-cell>
          <table:table-cell office:value-type="string">
            <text:p>Llam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ustine.llam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iyah Aira A.</text:p>
          </table:table-cell>
          <table:table-cell office:value-type="string">
            <text:p>Lla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liyah.lla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arl Androe V.</text:p>
          </table:table-cell>
          <table:table-cell office:value-type="string">
            <text:p>Lore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arl.lore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loyd Jefferson  .</text:p>
          </table:table-cell>
          <table:table-cell office:value-type="string">
            <text:p>Loren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loyd.loren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Zeth Jacob Oliver C.</text:p>
          </table:table-cell>
          <table:table-cell office:value-type="string">
            <text:p>Lugtu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zeth.lugtu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shua</text:p>
          </table:table-cell>
          <table:table-cell office:value-type="string">
            <text:p>Lumuntad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shua.lumuntad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eslie E.</text:p>
          </table:table-cell>
          <table:table-cell office:value-type="string">
            <text:p>Lusdoc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leslie.lusdoc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ia Katleya V.</text:p>
          </table:table-cell>
          <table:table-cell office:value-type="string">
            <text:p>Macaland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pia.macaland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nard B.</text:p>
          </table:table-cell>
          <table:table-cell office:value-type="string">
            <text:p>Macoro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enard.macoro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Rafael L.</text:p>
          </table:table-cell>
          <table:table-cell office:value-type="string">
            <text:p>Magay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magay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kylark G.</text:p>
          </table:table-cell>
          <table:table-cell office:value-type="string">
            <text:p>Magsilan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kylark.magsilan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hea Anne Mae E.</text:p>
          </table:table-cell>
          <table:table-cell office:value-type="string">
            <text:p>Mallar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thea.mallar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asha R.</text:p>
          </table:table-cell>
          <table:table-cell office:value-type="string">
            <text:p>Manal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asha.manal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rincess Mariel O.</text:p>
          </table:table-cell>
          <table:table-cell office:value-type="string">
            <text:p>Manansa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princessmariel.manansa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liana R.</text:p>
          </table:table-cell>
          <table:table-cell office:value-type="string">
            <text:p>Manc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uliana.manc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Genard J.</text:p>
          </table:table-cell>
          <table:table-cell office:value-type="string">
            <text:p>M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m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naldo Jr C.</text:p>
          </table:table-cell>
          <table:table-cell office:value-type="string">
            <text:p>Manue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naldo.manue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Wilgem T.</text:p>
          </table:table-cell>
          <table:table-cell office:value-type="string">
            <text:p>Mapalad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wilgem.mapalad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Aldrin S.</text:p>
          </table:table-cell>
          <table:table-cell office:value-type="string">
            <text:p>Mariano</text:p>
          </table:table-cell>
          <table:table-cell office:value-type="string">
            <text:p/>
          </table:table-cell>
          <table:table-cell office:value-type="string">
            <text:p>Student-M-1-23</text:p>
          </table:table-cell>
          <table:table-cell office:value-type="string">
            <text:p>CICS - BS Comp Sci</text:p>
          </table:table-cell>
          <table:table-cell office:value-type="string">
            <text:p>john2.mari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drian D.</text:p>
          </table:table-cell>
          <table:table-cell office:value-type="string">
            <text:p>Martic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drian.martic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gelo M.</text:p>
          </table:table-cell>
          <table:table-cell office:value-type="string">
            <text:p>Mart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angelo.mart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Yeszha Mae</text:p>
          </table:table-cell>
          <table:table-cell office:value-type="string">
            <text:p>Mayl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yeszha.mayl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irby Collins M.</text:p>
          </table:table-cell>
          <table:table-cell office:value-type="string">
            <text:p>Mendoz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irby.mendoz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Keith S.</text:p>
          </table:table-cell>
          <table:table-cell office:value-type="string">
            <text:p>Merc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ohn3.merc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im Angelo Rafael C.</text:p>
          </table:table-cell>
          <table:table-cell office:value-type="string">
            <text:p>Mille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im.mille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guel S.</text:p>
          </table:table-cell>
          <table:table-cell office:value-type="string">
            <text:p>Mistic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iguel.mistic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shua E.</text:p>
          </table:table-cell>
          <table:table-cell office:value-type="string">
            <text:p>Moli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oshua.moli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Zamir A.</text:p>
          </table:table-cell>
          <table:table-cell office:value-type="string">
            <text:p>Monieg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zamir.monieg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French Anthony D.</text:p>
          </table:table-cell>
          <table:table-cell office:value-type="string">
            <text:p>Montaj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french.montaj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enneth F.</text:p>
          </table:table-cell>
          <table:table-cell office:value-type="string">
            <text:p>Mont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enneth.mont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enneth O.</text:p>
          </table:table-cell>
          <table:table-cell office:value-type="string">
            <text:p>Mora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kenneth.mora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ome L.</text:p>
          </table:table-cell>
          <table:table-cell office:value-type="string">
            <text:p>More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erome.more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ord Christian Mathew G.</text:p>
          </table:table-cell>
          <table:table-cell office:value-type="string">
            <text:p>Motoma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ordchristian.motoma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imothy Sean Carlos C.</text:p>
          </table:table-cell>
          <table:table-cell office:value-type="string">
            <text:p>Nakpi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timothy.nakpi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ester D.</text:p>
          </table:table-cell>
          <table:table-cell office:value-type="string">
            <text:p>Nev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ester.nev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ny Andrew H.</text:p>
          </table:table-cell>
          <table:table-cell office:value-type="string">
            <text:p>Nicol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johnny.nicol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ate Ann H.</text:p>
          </table:table-cell>
          <table:table-cell office:value-type="string">
            <text:p>Nicola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kate.nicola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im Bryan A.</text:p>
          </table:table-cell>
          <table:table-cell office:value-type="string">
            <text:p>Nill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kim.nill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thea L.</text:p>
          </table:table-cell>
          <table:table-cell office:value-type="string">
            <text:p>Nuqui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lthea.nuqui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Bea Camille D.</text:p>
          </table:table-cell>
          <table:table-cell office:value-type="string">
            <text:p>Oliv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bea.oliv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drey C.</text:p>
          </table:table-cell>
          <table:table-cell office:value-type="string">
            <text:p>Pabilo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ldrey.pabilo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coh U.</text:p>
          </table:table-cell>
          <table:table-cell office:value-type="string">
            <text:p>Padoli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icoh.padoli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mes Anthony C.</text:p>
          </table:table-cell>
          <table:table-cell office:value-type="string">
            <text:p>Pampang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mes.pampang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len Edward T.</text:p>
          </table:table-cell>
          <table:table-cell office:value-type="string">
            <text:p>Pangilin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llen.pangilin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Yumi C.</text:p>
          </table:table-cell>
          <table:table-cell office:value-type="string">
            <text:p>Pascua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yumi.pascua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bez Villan C.</text:p>
          </table:table-cell>
          <table:table-cell office:value-type="string">
            <text:p>Pastor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abez.pastor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spher John  .</text:p>
          </table:table-cell>
          <table:table-cell office:value-type="string">
            <text:p>Pe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spher.pe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Karevin D.</text:p>
          </table:table-cell>
          <table:table-cell office:value-type="string">
            <text:p>Perfect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ark.perfect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mnoel E.</text:p>
          </table:table-cell>
          <table:table-cell office:value-type="string">
            <text:p>Petracor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omnoel.petracor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rixie Vea B.</text:p>
          </table:table-cell>
          <table:table-cell office:value-type="string">
            <text:p>Picañ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trixie.pica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ominique Clyde R.</text:p>
          </table:table-cell>
          <table:table-cell office:value-type="string">
            <text:p>Pinto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dominique.pinto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yrine M.</text:p>
          </table:table-cell>
          <table:table-cell office:value-type="string">
            <text:p>Poliarc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yrine.poliarc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ne Angelo F.</text:p>
          </table:table-cell>
          <table:table-cell office:value-type="string">
            <text:p>Prad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ene.prad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ika Gwen B.</text:p>
          </table:table-cell>
          <table:table-cell office:value-type="string">
            <text:p>Public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nika.public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bby T.</text:p>
          </table:table-cell>
          <table:table-cell office:value-type="string">
            <text:p>Raba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robby.raba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hoby Jim R.</text:p>
          </table:table-cell>
          <table:table-cell office:value-type="string">
            <text:p>Ralle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thoby.ralle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rvyx M.</text:p>
          </table:table-cell>
          <table:table-cell office:value-type="string">
            <text:p>Ram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rvyx.ram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irus Joshua C.</text:p>
          </table:table-cell>
          <table:table-cell office:value-type="string">
            <text:p>Ram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airus.ram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mes J.</text:p>
          </table:table-cell>
          <table:table-cell office:value-type="string">
            <text:p>Ram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james.ram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eil Joseph L.</text:p>
          </table:table-cell>
          <table:table-cell office:value-type="string">
            <text:p>Rana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eil.rana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Vincent Paul G.</text:p>
          </table:table-cell>
          <table:table-cell office:value-type="string">
            <text:p>Rapiso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vincent.rapiso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ury Michael O.</text:p>
          </table:table-cell>
          <table:table-cell office:value-type="string">
            <text:p>Raqued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jury.raqued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in Patrick D.</text:p>
          </table:table-cell>
          <table:table-cell office:value-type="string">
            <text:p>Rega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in.rega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isse Fea R.</text:p>
          </table:table-cell>
          <table:table-cell office:value-type="string">
            <text:p>Requer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harisse.requer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yrez Lloyd G.</text:p>
          </table:table-cell>
          <table:table-cell office:value-type="string">
            <text:p>Rey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eyrez.rey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trick Oliver L.</text:p>
          </table:table-cell>
          <table:table-cell office:value-type="string">
            <text:p>Rey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patrick.rey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Angel S.</text:p>
          </table:table-cell>
          <table:table-cell office:value-type="string">
            <text:p>Rive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ark.rive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abriel D.</text:p>
          </table:table-cell>
          <table:table-cell office:value-type="string">
            <text:p>Rodri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gabriel.rodri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dken T.</text:p>
          </table:table-cell>
          <table:table-cell office:value-type="string">
            <text:p>Rold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redken.rold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-chie M.</text:p>
          </table:table-cell>
          <table:table-cell office:value-type="string">
            <text:p>Roma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-chie.roma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rjay Joseph B.</text:p>
          </table:table-cell>
          <table:table-cell office:value-type="string">
            <text:p>Rombao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arjay.rombao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ishalene Aizen J.</text:p>
          </table:table-cell>
          <table:table-cell office:value-type="string">
            <text:p>Ronquill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nishalene.ronquill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ichmark Kier B.</text:p>
          </table:table-cell>
          <table:table-cell office:value-type="string">
            <text:p>Rosal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richmark.rosal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ave Laurence S.</text:p>
          </table:table-cell>
          <table:table-cell office:value-type="string">
            <text:p>Ruf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dave.ruf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iguel P.</text:p>
          </table:table-cell>
          <table:table-cell office:value-type="string">
            <text:p>Rui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iguel.rui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eejey C.</text:p>
          </table:table-cell>
          <table:table-cell office:value-type="string">
            <text:p>Sabang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teejey.sabang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aniel Joshua P.</text:p>
          </table:table-cell>
          <table:table-cell office:value-type="string">
            <text:p>Saber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daniel.saber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herjun C.</text:p>
          </table:table-cell>
          <table:table-cell office:value-type="string">
            <text:p>Sala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sherjun.sala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Angel N.</text:p>
          </table:table-cell>
          <table:table-cell office:value-type="string">
            <text:p>Saleng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mark.saleng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ei Justine A.</text:p>
          </table:table-cell>
          <table:table-cell office:value-type="string">
            <text:p>Salvador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ei.salvado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ristian Louise S.</text:p>
          </table:table-cell>
          <table:table-cell office:value-type="string">
            <text:p>Sanch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christian.sanch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Orlie John M.</text:p>
          </table:table-cell>
          <table:table-cell office:value-type="string">
            <text:p>Sangalan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orlie.sangalan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ul Garren T.</text:p>
          </table:table-cell>
          <table:table-cell office:value-type="string">
            <text:p>Santia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paul.santia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Edmark P.</text:p>
          </table:table-cell>
          <table:table-cell office:value-type="string">
            <text:p>Sant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edmark.sant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eanne Cristel P.</text:p>
          </table:table-cell>
          <table:table-cell office:value-type="string">
            <text:p>Sant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reanne.sant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idney V.</text:p>
          </table:table-cell>
          <table:table-cell office:value-type="string">
            <text:p>Savello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sidney.savello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bert M.</text:p>
          </table:table-cell>
          <table:table-cell office:value-type="string">
            <text:p>Seraf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lbert.seraf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orenzo  .</text:p>
          </table:table-cell>
          <table:table-cell office:value-type="string">
            <text:p>Sevelli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orenzo.sevelli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Vince Arnold Z.</text:p>
          </table:table-cell>
          <table:table-cell office:value-type="string">
            <text:p>Sevil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vince.sevil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lbert D.</text:p>
          </table:table-cell>
          <table:table-cell office:value-type="string">
            <text:p>Sibul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lbert.sibul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trick Brian P.</text:p>
          </table:table-cell>
          <table:table-cell office:value-type="string">
            <text:p>Sicat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patrick.sicat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dave  .</text:p>
          </table:table-cell>
          <table:table-cell office:value-type="string">
            <text:p>Singg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Game Development</text:p>
          </table:table-cell>
          <table:table-cell office:value-type="string">
            <text:p>johndave.singg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dney B.</text:p>
          </table:table-cell>
          <table:table-cell office:value-type="string">
            <text:p>Siso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dney.siso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Vina Marie C.</text:p>
          </table:table-cell>
          <table:table-cell office:value-type="string">
            <text:p>Solitar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vina.solitar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rvill Angelo C.</text:p>
          </table:table-cell>
          <table:table-cell office:value-type="string">
            <text:p>Solive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rvill.solive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arl Jasper V.</text:p>
          </table:table-cell>
          <table:table-cell office:value-type="string">
            <text:p>Songc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arl.songc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an Marion D.</text:p>
          </table:table-cell>
          <table:table-cell office:value-type="string">
            <text:p>Sorbit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oan.sorbit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Paul A.</text:p>
          </table:table-cell>
          <table:table-cell office:value-type="string">
            <text:p>Sta.rit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john.sta.rit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ustie Angelo D.</text:p>
          </table:table-cell>
          <table:table-cell office:value-type="string">
            <text:p>Sumalbag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ustie.sumalbag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asey O.</text:p>
          </table:table-cell>
          <table:table-cell office:value-type="string">
            <text:p>Tabangcor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casey.tabangcor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Jalen F.</text:p>
          </table:table-cell>
          <table:table-cell office:value-type="string">
            <text:p>Tabeli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tabeli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aren D.</text:p>
          </table:table-cell>
          <table:table-cell office:value-type="string">
            <text:p>Tabutab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aren.tabutab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yza Jerell S.</text:p>
          </table:table-cell>
          <table:table-cell office:value-type="string">
            <text:p>Talan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lyza.talan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Gabriel A.</text:p>
          </table:table-cell>
          <table:table-cell office:value-type="string">
            <text:p>Tamay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gabriel.tamay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aquin Elijah P.</text:p>
          </table:table-cell>
          <table:table-cell office:value-type="string">
            <text:p>Tamay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joaquin.tamay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eoben T.</text:p>
          </table:table-cell>
          <table:table-cell office:value-type="string">
            <text:p>Taningc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eoben.taningc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Nathania M.</text:p>
          </table:table-cell>
          <table:table-cell office:value-type="string">
            <text:p>Taoinga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nathania.taoinga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rmiel M.</text:p>
          </table:table-cell>
          <table:table-cell office:value-type="string">
            <text:p>Taral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armiel.taral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hoderic C.</text:p>
          </table:table-cell>
          <table:table-cell office:value-type="string">
            <text:p>Tarayao Jr.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hoderic.tarayaojr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Rodel Angelo E.</text:p>
          </table:table-cell>
          <table:table-cell office:value-type="string">
            <text:p>Taria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rodel.taria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Yiesha L.</text:p>
          </table:table-cell>
          <table:table-cell office:value-type="string">
            <text:p>Taruc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yiesha.taruc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Louise Andrea R.</text:p>
          </table:table-cell>
          <table:table-cell office:value-type="string">
            <text:p>Tatoy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louise.tatoy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Shaina Blessy Meir T.</text:p>
          </table:table-cell>
          <table:table-cell office:value-type="string">
            <text:p>Telen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shaina.telen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Louiree B.</text:p>
          </table:table-cell>
          <table:table-cell office:value-type="string">
            <text:p>Tilo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tilo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Michael F.</text:p>
          </table:table-cell>
          <table:table-cell office:value-type="string">
            <text:p>Ti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ti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eron Earl P.</text:p>
          </table:table-cell>
          <table:table-cell office:value-type="string">
            <text:p>Tiu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jeron.tiu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Angelica S.</text:p>
          </table:table-cell>
          <table:table-cell office:value-type="string">
            <text:p>Toquer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angelica.toquer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John Paul R.</text:p>
          </table:table-cell>
          <table:table-cell office:value-type="string">
            <text:p>Triumfant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john.triumfant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Warren Angelo B.</text:p>
          </table:table-cell>
          <table:table-cell office:value-type="string">
            <text:p>Tumolv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warren.tumolv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Paulo Eraño F.</text:p>
          </table:table-cell>
          <table:table-cell office:value-type="string">
            <text:p>Valdez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paulo.valdez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eena Kyra C.</text:p>
          </table:table-cell>
          <table:table-cell office:value-type="string">
            <text:p>Valentino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meena.valentino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Mark Andrie R.</text:p>
          </table:table-cell>
          <table:table-cell office:value-type="string">
            <text:p>Vida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ATech</text:p>
          </table:table-cell>
          <table:table-cell office:value-type="string">
            <text:p>mark.vidal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Darwin Gerald G.</text:p>
          </table:table-cell>
          <table:table-cell office:value-type="string">
            <text:p>Villanuev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S</text:p>
          </table:table-cell>
          <table:table-cell office:value-type="string">
            <text:p>darwin.villanuev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Kaye Adriele S.</text:p>
          </table:table-cell>
          <table:table-cell office:value-type="string">
            <text:p>Villanueva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kaye.villanueva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ristian E.</text:p>
          </table:table-cell>
          <table:table-cell office:value-type="string">
            <text:p>Wee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EMC-Digital Animation</text:p>
          </table:table-cell>
          <table:table-cell office:value-type="string">
            <text:p>christian.wee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Charmille S.</text:p>
          </table:table-cell>
          <table:table-cell office:value-type="string">
            <text:p>Yabes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IT</text:p>
          </table:table-cell>
          <table:table-cell office:value-type="string">
            <text:p>charmille.yabes@neu.edu.ph</text:p>
          </table:table-cell>
          <table:table-cell office:value-type="string">
            <text:p>1693741571</text:p>
          </table:table-cell>
        </table:table-row>
        <table:table-row>
          <table:table-cell office:value-type="string">
            <text:p>TJ William</text:p>
          </table:table-cell>
          <table:table-cell office:value-type="string">
            <text:p>Yumul</text:p>
          </table:table-cell>
          <table:table-cell office:value-type="string">
            <text:p/>
          </table:table-cell>
          <table:table-cell office:value-type="string">
            <text:p>Student-M-23-1</text:p>
          </table:table-cell>
          <table:table-cell office:value-type="string">
            <text:p>CICS - BS Comp Sci</text:p>
          </table:table-cell>
          <table:table-cell office:value-type="string">
            <text:p>tj.yumul@neu.edu.ph</text:p>
          </table:table-cell>
          <table:table-cell office:value-type="string">
            <text:p>16937415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2.1+ (Build: 20230623)</meta:generator>
    <meta:initial-creator>JEREMIAS CELESTINO ESPERANZA</meta:initial-creator>
    <meta:creation-date>2023-09-03T19:46:11</meta:creation-date>
    <meta:document-statistic meta:table-count="1" meta:cell-count="0" meta:object-count="0"/>
  </office:meta>
</office:document-meta>
</file>